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layout-cache" manifest:media-type="application/binary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use-window-font-color="true" style:text-outline="false" style:text-line-through-style="none" style:font-name="Liberation Sans" fo:font-size="12pt" fo:letter-spacing="normal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L-FLAT-NORMAL-NORMAL-DS45-FORK. Prints: ILIA</text:p>
      <text:p text:style-name="Standard">DOCUMENT NUMBER: 001</text:p>
      <text:p text:style-name="Standard"/>
      <text:p text:style-name="Standard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Объект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Объект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Standard"><draw:frame draw:style-name="fr1" draw:name="Объект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Объект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FRR+ROLL-FLAT-NORMAL-NORMAL-DS45-DS45</text:p>
      <text:p text:style-name="Standard"/>
      <text:p text:style-name="Standard"><draw:frame draw:style-name="fr1" draw:name="Объект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draw:frame draw:style-name="fr1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Standard"><draw:frame draw:style-name="fr1" draw:name="Объект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Объект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draw:frame draw:style-name="fr1" draw:name="Объект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Объект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draw:frame draw:style-name="fr1" draw:name="Объект19" text:anchor-type="paragraph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Объект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6T11:27:03</meta:creation-date>
    <dc:date>2014-03-06T11:47:54</dc:date>
    <dc:creator>Reiner </dc:creator>
    <meta:editing-duration>PT3M11S</meta:editing-duration>
    <meta:editing-cycles>11</meta:editing-cycles>
    <meta:generator>LibreOffice/3.5$Linux_x86 LibreOffice_project/350m1$Build-2</meta:generator>
    <meta:document-statistic meta:table-count="0" meta:image-count="0" meta:object-count="20" meta:page-count="10" meta:paragraph-count="3" meta:word-count="7" meta:character-count="104" meta:non-whitespace-character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96cm" svg:y="0.315cm" chart:style-name="ch2">
          <text:p>FRR LEFTINDEX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96cm" svg:y="0.315cm" chart:style-name="ch2">
          <text:p>FRR LEFTINDEX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LEFTLITTLE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LEFTMIDDLE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5cm" svg:y="0.315cm" chart:style-name="ch2">
          <text:p>FRR LEFTRING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THUMB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395cm" svg:width="9.59cm" svg:height="4.797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RIGHTINDEX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98cm" svg:y="0.315cm" chart:style-name="ch2">
          <text:p>FRR RIGHTLITTLE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78cm" svg:y="0.315cm" chart:style-name="ch2">
          <text:p>FRR RIGHTMIDDLE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RIGHTRING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LEFTLITT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656">
                <text:p>0.1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97cm" svg:y="1.273cm" chart:style-name="ch3">
          <text:p>FRR+roll-flat-normal-normal-DS45-DS45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443cm" svg:width="9.59cm" svg:height="4.74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LEFTMIDD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493cm" svg:y="2.21cm" svg:width="11.014cm" svg:height="5.518cm">
          <chartooo:coordinate-region svg:x="2.405cm" svg:y="2.409cm" svg:width="9.584cm" svg:height="4.672cm"/>
          <chart:axis chart:dimension="x" chart:name="primary-x" chart:style-name="ch6" chartooo:axis-type="auto">
            <chartooo:date-scale/>
            <chart:title svg:x="6.493cm" svg:y="7.907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614cm" svg:y="5.754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352">
                <text:p>0.2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5cm" svg:y="0.315cm" chart:style-name="ch2">
          <text:p>FRR LEFTRING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314cm" svg:width="9.59cm" svg:height="4.8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4748">
                <text:p>0.4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THUMB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057cm" svg:y="2.514cm" svg:width="9.775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6">
            <chart:title svg:x="0.451cm" svg:y="5.861cm" chart:style-name="ch9">
              <text:p>Значение</text:p>
            </chart:title>
            <chart:grid chart:style-name="ch8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8072">
                <text:p>0.8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6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RIGHTINDEX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3cm" svg:width="9.5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3228">
                <text:p>0.322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5052">
                <text:p>0.5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98cm" svg:y="0.315cm" chart:style-name="ch2">
          <text:p>FRR RIGHTLITT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892">
                <text:p>0.0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78cm" svg:y="0.315cm" chart:style-name="ch2">
          <text:p>FRR RIGHTMIDD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3cm" svg:width="9.5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RIGHTRING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532">
                <text:p>0.15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